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2025-04-24 23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2024-10-25 15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9784" calcext:value-type="float">
            <text:p>8.93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2023-10-09 16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9432" calcext:value-type="float">
            <text:p>8.40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2023-07-12 16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2023-04-19 00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3256" calcext:value-type="float">
            <text:p>7.76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2023-01-31 18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3288" calcext:value-type="float">
            <text:p>9.54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2022-10-28 17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7552" calcext:value-type="float">
            <text:p>8.60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2022-07-19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1208" calcext:value-type="float">
            <text:p>8.14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2022-04-21 21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7368" calcext:value-type="float">
            <text:p>7.89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2022-02-01 21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0424" calcext:value-type="float">
            <text:p>10.25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2021-07-13 22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2104" calcext:value-type="float">
            <text:p>8.45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2021-04-28 18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1144" calcext:value-type="float">
            <text:p>8.39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2021-02-01 18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98" calcext:value-type="float">
            <text:p>9.82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2020-10-29 22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5088" calcext:value-type="float">
            <text:p>8.70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2020-08-27 21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58" calcext:value-type="float">
            <text:p>8.30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2020-05-18 17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6824" calcext:value-type="float">
            <text:p>8.11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2020-01-29 17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732" calcext:value-type="float">
            <text:p>9.03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2019-10-30 21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4856" calcext:value-type="float">
            <text:p>9.13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2019-07-16 21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1064" calcext:value-type="float">
            <text:p>7.75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2019-04-10 22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1184" calcext:value-type="float">
            <text:p>8.71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2019-01-31 21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728" calcext:value-type="float">
            <text:p>8.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2018-10-17 18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3672" calcext:value-type="float">
            <text:p>8.04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2018-07-12 16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0896" calcext:value-type="float">
            <text:p>7.93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2018-04-25 21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1608" calcext:value-type="float">
            <text:p>7.53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2018-02-07 20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3312" calcext:value-type="float">
            <text:p>8.97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2017-10-11 22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6408" calcext:value-type="float">
            <text:p>7.83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2017-06-29 1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7264" calcext:value-type="float">
            <text:p>7.82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2017-04-06 22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8936" calcext:value-type="float">
            <text:p>7.48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2017-01-31 22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8216" calcext:value-type="float">
            <text:p>9.34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2016-11-17 00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1728" calcext:value-type="float">
            <text:p>8.49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2016-07-12 23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7768" calcext:value-type="float">
            <text:p>7.28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2016-04-14 21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6504" calcext:value-type="float">
            <text:p>9.36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2016-01-29 20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2016" calcext:value-type="float">
            <text:p>9.27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2013-11-26 19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1912" calcext:value-type="float">
            <text:p>9.20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2013-07-18 18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0296" calcext:value-type="float">
            <text:p>6.94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2013-04-18 19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6824" calcext:value-type="float">
            <text:p>8.11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2012-12-27 21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1056" calcext:value-type="float">
            <text:p>9.21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2012-09-26 20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5056" calcext:value-type="float">
            <text:p>6.92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2011-05-05 20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196" calcext:value-type="float">
            <text:p>8.06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2011-01-27 20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0056" calcext:value-type="float">
            <text:p>8.83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2010-10-22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484" calcext:value-type="float">
            <text:p>8.24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2010-07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1296" calcext:value-type="float">
            <text:p>7.32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2010-05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9536" calcext:value-type="float">
            <text:p>8.47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2010-01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5136" calcext:value-type="float">
            <text:p>7.5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2009-10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9376" calcext:value-type="float">
            <text:p>7.19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2009-07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136" calcext:value-type="float">
            <text:p>7.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2009-05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1376" calcext:value-type="float">
            <text:p>7.96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2009-02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016" calcext:value-type="float">
            <text:p>8.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2008-11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5856" calcext:value-type="float">
            <text:p>9.51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2008-05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432" calcext:value-type="float">
            <text:p>7.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2007-09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8496" calcext:value-type="float">
            <text:p>7.7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2007-06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8976" calcext:value-type="float">
            <text:p>7.80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2006-09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7936" calcext:value-type="float">
            <text:p>7.10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2006-07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5136" calcext:value-type="float">
            <text:p>7.5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2006-04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9056" calcext:value-type="float">
            <text:p>8.44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2005-11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4336" calcext:value-type="float">
            <text:p>8.78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2005-09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9376" calcext:value-type="float">
            <text:p>7.19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2005-05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2496" calcext:value-type="float">
            <text:p>9.30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2004-12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5856" calcext:value-type="float">
            <text:p>9.51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2004-06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6496" calcext:value-type="float">
            <text:p>7.01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2004-03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4816" calcext:value-type="float">
            <text:p>8.81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2003-03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9536" calcext:value-type="float">
            <text:p>8.47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2002-11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0816" calcext:value-type="float">
            <text:p>7.29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2002-05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6416" calcext:value-type="float">
            <text:p>6.37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2002-03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4496" calcext:value-type="float">
            <text:p>10.06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2001-06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9712" calcext:value-type="float">
            <text:p>6.83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2001-06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2384" calcext:value-type="float">
            <text:p>6.88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2001-03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4" calcext:value-type="float">
            <text:p>9.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2000-10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672" calcext:value-type="float">
            <text:p>8.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2000-07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1016" calcext:value-type="float">
            <text:p>5.08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99-12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1976" calcext:value-type="float">
            <text:p>8.95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99-03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1312" calcext:value-type="float">
            <text:p>8.21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98-12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7864" calcext:value-type="float">
            <text:p>8.81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98-09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8776" calcext:value-type="float">
            <text:p>6.20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98-06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5136" calcext:value-type="float">
            <text:p>7.5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98-03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9368" calcext:value-type="float">
            <text:p>8.65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97-12-3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0808" calcext:value-type="float">
            <text:p>8.75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97-11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5536" calcext:value-type="float">
            <text:p>6.95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97-10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3776" calcext:value-type="float">
            <text:p>8.11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97-09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3368" calcext:value-type="float">
            <text:p>6.37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97-08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4992" calcext:value-type="float">
            <text:p>7.17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97-07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7072" calcext:value-type="float">
            <text:p>8.57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97-06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2864" calcext:value-type="float">
            <text:p>6.91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97-04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8072" calcext:value-type="float">
            <text:p>8.95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97-03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9488" calcext:value-type="float">
            <text:p>9.61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97-02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3504" calcext:value-type="float">
            <text:p>8.22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97-01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276" calcext:value-type="float">
            <text:p>6.84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96-12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9536" calcext:value-type="float">
            <text:p>8.47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96-11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724" calcext:value-type="float">
            <text:p>8.39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96-10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9536" calcext:value-type="float">
            <text:p>8.47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96-09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2848" calcext:value-type="float">
            <text:p>6.02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96-08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9144" calcext:value-type="float">
            <text:p>7.6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96-07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08" calcext:value-type="float">
            <text:p>6.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96-05-3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4176" calcext:value-type="float">
            <text:p>7.50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96-04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3424" calcext:value-type="float">
            <text:p>7.5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96-03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5112" calcext:value-type="float">
            <text:p>8.13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96-02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9016" calcext:value-type="float">
            <text:p>8.12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96-01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916" calcext:value-type="float">
            <text:p>8.51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95-11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584" calcext:value-type="float">
            <text:p>8.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95-10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5744" calcext:value-type="float">
            <text:p>7.09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95-09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0656" calcext:value-type="float">
            <text:p>6.01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95-08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9376" calcext:value-type="float">
            <text:p>7.19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95-07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6824" calcext:value-type="float">
            <text:p>8.11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95-06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0048" calcext:value-type="float">
            <text:p>6.48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95-05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95-04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86" calcext:value-type="float">
            <text:p>7.84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95-03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9056" calcext:value-type="float">
            <text:p>8.44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95-02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3024" calcext:value-type="float">
            <text:p>8.19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94-10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4976" calcext:value-type="float">
            <text:p>6.28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94-08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4232" calcext:value-type="float">
            <text:p>8.71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94-07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3088" calcext:value-type="float">
            <text:p>7.94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94-05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2208" calcext:value-type="float">
            <text:p>8.52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94-04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956" calcext:value-type="float">
            <text:p>7.90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94-03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3824" calcext:value-type="float">
            <text:p>6.97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93-10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704" calcext:value-type="float">
            <text:p>6.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93-09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8752" calcext:value-type="float">
            <text:p>6.77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93-08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7016" calcext:value-type="float">
            <text:p>7.36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93-05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3736" calcext:value-type="float">
            <text:p>7.79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93-04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5176" calcext:value-type="float">
            <text:p>7.88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93-02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9888" calcext:value-type="float">
            <text:p>9.00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92-10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3216" calcext:value-type="float">
            <text:p>7.44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92-09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024" calcext:value-type="float">
            <text:p>5.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92-06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7328" calcext:value-type="float">
            <text:p>7.57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92-03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8976" calcext:value-type="float">
            <text:p>7.80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92-02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248" calcext:value-type="float">
            <text:p>8.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92-01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0432" calcext:value-type="float">
            <text:p>8.79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91-12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9432" calcext:value-type="float">
            <text:p>8.40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91-08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4048" calcext:value-type="float">
            <text:p>8.00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91-06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6728" calcext:value-type="float">
            <text:p>6.58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91-05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6032" calcext:value-type="float">
            <text:p>7.87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91-04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4568" calcext:value-type="float">
            <text:p>8.35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91-03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9664" calcext:value-type="float">
            <text:p>7.97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91-01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8528" calcext:value-type="float">
            <text:p>9.55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90-05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4976" calcext:value-type="float">
            <text:p>6.28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89-12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392" calcext:value-type="float">
            <text:p>8.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89-10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1496" calcext:value-type="float">
            <text:p>8.92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89-09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5776" calcext:value-type="float">
            <text:p>8.87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89-08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4288" calcext:value-type="float">
            <text:p>9.92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89-06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8736" calcext:value-type="float">
            <text:p>5.8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89-05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064" calcext:value-type="float">
            <text:p>8.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89-04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8784" calcext:value-type="float">
            <text:p>8.55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88-12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584" calcext:value-type="float">
            <text:p>8.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88-10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9776" calcext:value-type="float">
            <text:p>6.58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88-06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3768" calcext:value-type="float">
            <text:p>5.76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88-04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9312" calcext:value-type="float">
            <text:p>7.4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88-01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388" calcext:value-type="float">
            <text:p>8.18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87-12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3184" calcext:value-type="float">
            <text:p>9.47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87-10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1144" calcext:value-type="float">
            <text:p>8.39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87-10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9152" calcext:value-type="float">
            <text:p>6.16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87-08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2776" calcext:value-type="float">
            <text:p>7.73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87-07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528" calcext:value-type="float">
            <text:p>7.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87-06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0336" calcext:value-type="float">
            <text:p>7.26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87-04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3896" calcext:value-type="float">
            <text:p>9.07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87-03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4736" calcext:value-type="float">
            <text:p>8.17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87-02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0056" calcext:value-type="float">
            <text:p>8.83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87-01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1936" calcext:value-type="float">
            <text:p>8.63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86-12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156" calcext:value-type="float">
            <text:p>8.67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86-11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1792" calcext:value-type="float">
            <text:p>8.24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86-10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0256" calcext:value-type="float">
            <text:p>6.62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86-09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3776" calcext:value-type="float">
            <text:p>8.11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84-09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1984" calcext:value-type="float">
            <text:p>7.4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84-08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7768" calcext:value-type="float">
            <text:p>7.28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84-07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6568" calcext:value-type="float">
            <text:p>5.30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84-06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84-04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468" calcext:value-type="float">
            <text:p>6.96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84-03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84-02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84-01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83-12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628" calcext:value-type="float">
            <text:p>8.33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83-11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532" calcext:value-type="float">
            <text:p>8.27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83-10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176" calcext:value-type="float">
            <text:p>6.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83-08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6328" calcext:value-type="float">
            <text:p>7.19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83-07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856" calcext:value-type="float">
            <text:p>7.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83-06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83-05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632" calcext:value-type="float">
            <text:p>8.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83-04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83-03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236" calcext:value-type="float">
            <text:p>7.45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83-02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5048" calcext:value-type="float">
            <text:p>8.38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83-01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528" calcext:value-type="float">
            <text:p>7.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82-12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82-11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344" calcext:value-type="float">
            <text:p>8.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82-09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608" calcext:value-type="float">
            <text:p>6.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82-08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888" calcext:value-type="float">
            <text:p>6.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82-07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472" calcext:value-type="float">
            <text:p>7.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82-06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82-05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856" calcext:value-type="float">
            <text:p>7.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82-04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048" calcext:value-type="float">
            <text:p>7.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82-03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82-02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152" calcext:value-type="float">
            <text:p>8.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82-01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872" calcext:value-type="float">
            <text:p>8.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81-12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0016" calcext:value-type="float">
            <text:p>8.51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81-11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728" calcext:value-type="float">
            <text:p>8.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80-01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136" calcext:value-type="float">
            <text:p>7.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79-12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6368" calcext:value-type="float">
            <text:p>7.51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79-11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0416" calcext:value-type="float">
            <text:p>7.90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79-10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3456" calcext:value-type="float">
            <text:p>5.5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79-09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1536" calcext:value-type="float">
            <text:p>5.43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79-08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4416" calcext:value-type="float">
            <text:p>5.61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79-07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1776" calcext:value-type="float">
            <text:p>7.35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79-06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096" calcext:value-type="float">
            <text:p>4.5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79-05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5776" calcext:value-type="float">
            <text:p>8.87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79-04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2256" calcext:value-type="float">
            <text:p>7.38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79-03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6096" calcext:value-type="float">
            <text:p>7.6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79-02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6408" calcext:value-type="float">
            <text:p>7.83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79-01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5296" calcext:value-type="float">
            <text:p>8.84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78-12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2856" calcext:value-type="float">
            <text:p>8.37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78-11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0288" calcext:value-type="float">
            <text:p>8.40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78-10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3864" calcext:value-type="float">
            <text:p>7.29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78-09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1352" calcext:value-type="float">
            <text:p>4.7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78-08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9696" calcext:value-type="float">
            <text:p>5.94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78-07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3448" calcext:value-type="float">
            <text:p>7.01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78-06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324" calcext:value-type="float">
            <text:p>6.87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78-05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6528" calcext:value-type="float">
            <text:p>8.79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78-04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3504" calcext:value-type="float">
            <text:p>8.22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78-03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0288" calcext:value-type="float">
            <text:p>8.40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78-02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7136" calcext:value-type="float">
            <text:p>8.32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78-01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9936" calcext:value-type="float">
            <text:p>7.86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77-12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9328" calcext:value-type="float">
            <text:p>8.33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77-11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0704" calcext:value-type="float">
            <text:p>8.68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77-09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77-08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0296" calcext:value-type="float">
            <text:p>6.94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77-07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9184" calcext:value-type="float">
            <text:p>7.94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77-05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6776" calcext:value-type="float">
            <text:p>5.44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77-04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7176" calcext:value-type="float">
            <text:p>8.64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77-03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1856" calcext:value-type="float">
            <text:p>7.99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77-02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1576" calcext:value-type="float">
            <text:p>9.56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77-01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2704" calcext:value-type="float">
            <text:p>9.44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76-12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592" calcext:value-type="float">
            <text:p>9.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76-11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7592" calcext:value-type="float">
            <text:p>8.92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76-10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8376" calcext:value-type="float">
            <text:p>6.81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76-09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3288" calcext:value-type="float">
            <text:p>5.73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76-08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8152" calcext:value-type="float">
            <text:p>5.78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76-07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9736" calcext:value-type="float">
            <text:p>6.26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76-06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1496" calcext:value-type="float">
            <text:p>5.11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76-05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6112" calcext:value-type="float">
            <text:p>8.51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76-04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5696" calcext:value-type="float">
            <text:p>8.23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76-03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3896" calcext:value-type="float">
            <text:p>9.07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76-02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5296" calcext:value-type="float">
            <text:p>8.84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76-01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7112" calcext:value-type="float">
            <text:p>8.89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75-12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9952" calcext:value-type="float">
            <text:p>8.75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75-12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9952" calcext:value-type="float">
            <text:p>8.75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75-11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008" calcext:value-type="float">
            <text:p>8.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75-10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8976" calcext:value-type="float">
            <text:p>7.80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75-10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8976" calcext:value-type="float">
            <text:p>7.80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75-09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8176" calcext:value-type="float">
            <text:p>5.21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75-08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75-06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4296" calcext:value-type="float">
            <text:p>4.6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75-06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984" calcext:value-type="float">
            <text:p>6.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75-04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1896" calcext:value-type="float">
            <text:p>8.31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75-03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3984" calcext:value-type="float">
            <text:p>8.25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75-02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148" calcext:value-type="float">
            <text:p>8.03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75-01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0288" calcext:value-type="float">
            <text:p>8.40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74-12-3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4944" calcext:value-type="float">
            <text:p>8.31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74-11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74-10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0816" calcext:value-type="float">
            <text:p>7.29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74-09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6928" calcext:value-type="float">
            <text:p>4.37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74-08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28" calcext:value-type="float">
            <text:p>7.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74-07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8816" calcext:value-type="float">
            <text:p>6.52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74-04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5136" calcext:value-type="float">
            <text:p>7.5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74-03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9704" calcext:value-type="float">
            <text:p>8.29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74-02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3088" calcext:value-type="float">
            <text:p>7.94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74-01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572" calcext:value-type="float">
            <text:p>7.66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73-12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9688" calcext:value-type="float">
            <text:p>7.40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73-11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73-10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9584" calcext:value-type="float">
            <text:p>7.33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73-10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3264" calcext:value-type="float">
            <text:p>6.30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73-08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6888" calcext:value-type="float">
            <text:p>7.86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73-07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272" calcext:value-type="float">
            <text:p>6.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73-06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0576" calcext:value-type="float">
            <text:p>5.37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73-05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8888" calcext:value-type="float">
            <text:p>4.8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73-04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0152" calcext:value-type="float">
            <text:p>6.55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73-03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2568" calcext:value-type="float">
            <text:p>7.5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73-02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7136" calcext:value-type="float">
            <text:p>8.32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73-01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1792" calcext:value-type="float">
            <text:p>8.24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72-12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9728" calcext:value-type="float">
            <text:p>7.72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72-11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0584" calcext:value-type="float">
            <text:p>7.72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72-10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6432" calcext:value-type="float">
            <text:p>7.26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72-09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68" calcext:value-type="float">
            <text:p>4.6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72-08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1392" calcext:value-type="float">
            <text:p>5.04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72-07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052" calcext:value-type="float">
            <text:p>7.97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72-06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72-05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2016" calcext:value-type="float">
            <text:p>5.4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72-04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1128" calcext:value-type="float">
            <text:p>7.50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72-03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6472" calcext:value-type="float">
            <text:p>7.58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72-02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7616" calcext:value-type="float">
            <text:p>8.35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72-01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4368" calcext:value-type="float">
            <text:p>6.75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71-12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3296" calcext:value-type="float">
            <text:p>8.08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71-12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5008" calcext:value-type="float">
            <text:p>8.06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71-10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0608" calcext:value-type="float">
            <text:p>7.15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71-09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5752" calcext:value-type="float">
            <text:p>5.63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71-08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0576" calcext:value-type="float">
            <text:p>5.37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71-07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9448" calcext:value-type="float">
            <text:p>5.48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71-06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732" calcext:value-type="float">
            <text:p>5.22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71-05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9256" calcext:value-type="float">
            <text:p>6.23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71-04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332" calcext:value-type="float">
            <text:p>7.51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71-03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1752" calcext:value-type="float">
            <text:p>7.9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71-02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2776" calcext:value-type="float">
            <text:p>7.73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71-01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3296" calcext:value-type="float">
            <text:p>8.08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70-12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2336" calcext:value-type="float">
            <text:p>8.02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70-11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5928" calcext:value-type="float">
            <text:p>7.80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70-10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3632" calcext:value-type="float">
            <text:p>7.72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70-09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3352" calcext:value-type="float">
            <text:p>5.48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70-08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2304" calcext:value-type="float">
            <text:p>6.24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70-06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68" calcext:value-type="float">
            <text:p>4.6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70-04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3528" calcext:value-type="float">
            <text:p>7.65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70-03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1128" calcext:value-type="float">
            <text:p>7.50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70-02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7456" calcext:value-type="float">
            <text:p>7.07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70-01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7856" calcext:value-type="float">
            <text:p>6.46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69-12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3256" calcext:value-type="float">
            <text:p>7.76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69-11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724" calcext:value-type="float">
            <text:p>8.39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69-10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9648" calcext:value-type="float">
            <text:p>7.08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69-09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5712" calcext:value-type="float">
            <text:p>5.31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69-05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076" calcext:value-type="float">
            <text:p>6.08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69-04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9312" calcext:value-type="float">
            <text:p>7.4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69-03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8328" calcext:value-type="float">
            <text:p>7.95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69-02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808" calcext:value-type="float">
            <text:p>7.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69-01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9232" calcext:value-type="float">
            <text:p>6.80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68-12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144" calcext:value-type="float">
            <text:p>7.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68-11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68-10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6432" calcext:value-type="float">
            <text:p>7.26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68-09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7632" calcext:value-type="float">
            <text:p>5.43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68-08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6232" calcext:value-type="float">
            <text:p>5.66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68-07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2928" calcext:value-type="float">
            <text:p>6.66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68-04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4328" calcext:value-type="float">
            <text:p>6.43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68-03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4448" calcext:value-type="float">
            <text:p>7.39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68-02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9752" calcext:value-type="float">
            <text:p>7.15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68-01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524" calcext:value-type="float">
            <text:p>7.6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67-12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2312" calcext:value-type="float">
            <text:p>8.59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67-11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9536" calcext:value-type="float">
            <text:p>8.47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67-10-3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8664" calcext:value-type="float">
            <text:p>7.5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67-09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0344" calcext:value-type="float">
            <text:p>5.80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67-08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7832" calcext:value-type="float">
            <text:p>7.03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67-07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2536" calcext:value-type="float">
            <text:p>5.8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67-06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67-05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3968" calcext:value-type="float">
            <text:p>7.36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67-04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67-03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684" calcext:value-type="float">
            <text:p>9.00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67-02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3712" calcext:value-type="float">
            <text:p>8.36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67-01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1184" calcext:value-type="float">
            <text:p>8.71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66-12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16" calcext:value-type="float">
            <text:p>8.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66-11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66-10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5808" calcext:value-type="float">
            <text:p>6.84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66-09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9992" calcext:value-type="float">
            <text:p>5.2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66-08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8168" calcext:value-type="float">
            <text:p>6.67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66-07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3416" calcext:value-type="float">
            <text:p>5.23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66-06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6528" calcext:value-type="float">
            <text:p>4.98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66-05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0664" calcext:value-type="float">
            <text:p>4.55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66-04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648" calcext:value-type="float">
            <text:p>6.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66-03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3192" calcext:value-type="float">
            <text:p>8.01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66-02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2584" calcext:value-type="float">
            <text:p>8.48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66-01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7408" calcext:value-type="float">
            <text:p>8.21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65-12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7552" calcext:value-type="float">
            <text:p>8.60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65-11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2696" calcext:value-type="float">
            <text:p>7.09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65-10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8144" calcext:value-type="float">
            <text:p>7.24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65-09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2224" calcext:value-type="float">
            <text:p>5.60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65-08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9472" calcext:value-type="float">
            <text:p>4.9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65-07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5192" calcext:value-type="float">
            <text:p>4.9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65-06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5592" calcext:value-type="float">
            <text:p>4.35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65-05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7488" calcext:value-type="float">
            <text:p>5.04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65-04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8168" calcext:value-type="float">
            <text:p>6.67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65-03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0168" calcext:value-type="float">
            <text:p>7.44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65-02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8416" calcext:value-type="float">
            <text:p>7.13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65-01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3216" calcext:value-type="float">
            <text:p>7.44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64-12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8056" calcext:value-type="float">
            <text:p>8.06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64-11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0792" calcext:value-type="float">
            <text:p>7.86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64-10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3032" calcext:value-type="float">
            <text:p>6.73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64-09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876" calcext:value-type="float">
            <text:p>5.3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64-08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9992" calcext:value-type="float">
            <text:p>5.2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64-07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4504" calcext:value-type="float">
            <text:p>4.79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64-06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64-04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412" calcext:value-type="float">
            <text:p>6.29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64-03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4984" calcext:value-type="float">
            <text:p>8.63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64-02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8368" calcext:value-type="float">
            <text:p>8.27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64-01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576" calcext:value-type="float">
            <text:p>7.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63-12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8976" calcext:value-type="float">
            <text:p>7.80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63-11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1376" calcext:value-type="float">
            <text:p>7.96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63-10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7312" calcext:value-type="float">
            <text:p>6.68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63-09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9136" calcext:value-type="float">
            <text:p>5.2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63-08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7712" calcext:value-type="float">
            <text:p>6.07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63-07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5336" calcext:value-type="float">
            <text:p>5.35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63-06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924" calcext:value-type="float">
            <text:p>5.34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63-05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6992" calcext:value-type="float">
            <text:p>7.93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63-04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0336" calcext:value-type="float">
            <text:p>7.26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63-03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4864" calcext:value-type="float">
            <text:p>7.67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63-02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5744" calcext:value-type="float">
            <text:p>7.09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63-01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0248" calcext:value-type="float">
            <text:p>8.08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62-12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5344" calcext:value-type="float">
            <text:p>7.70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62-11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0648" calcext:value-type="float">
            <text:p>7.47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62-10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6728" calcext:value-type="float">
            <text:p>6.58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62-09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3624" calcext:value-type="float">
            <text:p>5.37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62-06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6464" calcext:value-type="float">
            <text:p>5.23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62-05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1824" calcext:value-type="float">
            <text:p>6.21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62-04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6392" calcext:value-type="float">
            <text:p>6.94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62-03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1336" calcext:value-type="float">
            <text:p>7.6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62-02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5224" calcext:value-type="float">
            <text:p>6.74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62-01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1672" calcext:value-type="float">
            <text:p>7.28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61-12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272" calcext:value-type="float">
            <text:p>6.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61-10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61-09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3128" calcext:value-type="float">
            <text:p>4.45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61-08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8968" calcext:value-type="float">
            <text:p>5.4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61-07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5776" calcext:value-type="float">
            <text:p>5.06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61-06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61-05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0256" calcext:value-type="float">
            <text:p>6.62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61-04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2136" calcext:value-type="float">
            <text:p>6.42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61-03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3176" calcext:value-type="float">
            <text:p>7.12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61-02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908" calcext:value-type="float">
            <text:p>7.87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61-01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8048" calcext:value-type="float">
            <text:p>5.71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60-12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8288" calcext:value-type="float">
            <text:p>7.6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60-11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7288" calcext:value-type="float">
            <text:p>7.25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60-10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4704" calcext:value-type="float">
            <text:p>6.39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60-09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3376" calcext:value-type="float">
            <text:p>4.9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60-08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2856" calcext:value-type="float">
            <text:p>4.5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60-07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6232" calcext:value-type="float">
            <text:p>5.66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60-06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60-05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4936" calcext:value-type="float">
            <text:p>5.96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60-04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4704" calcext:value-type="float">
            <text:p>6.39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60-03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60-02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5496" calcext:value-type="float">
            <text:p>6.63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60-01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1696" calcext:value-type="float">
            <text:p>6.71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59-12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7936" calcext:value-type="float">
            <text:p>7.10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59-11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7856" calcext:value-type="float">
            <text:p>6.46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59-10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7896" calcext:value-type="float">
            <text:p>6.78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59-09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1768" calcext:value-type="float">
            <text:p>5.00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59-08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2352" calcext:value-type="float">
            <text:p>5.10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59-07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8568" calcext:value-type="float">
            <text:p>6.06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59-06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1312" calcext:value-type="float">
            <text:p>4.4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59-05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1432" calcext:value-type="float">
            <text:p>5.36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59-04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5536" calcext:value-type="float">
            <text:p>6.95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59-03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8792" calcext:value-type="float">
            <text:p>7.09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59-02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6192" calcext:value-type="float">
            <text:p>5.34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59-01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6216" calcext:value-type="float">
            <text:p>4.7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58-12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1736" calcext:value-type="float">
            <text:p>7.03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58-11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1296" calcext:value-type="float">
            <text:p>7.32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58-10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0048" calcext:value-type="float">
            <text:p>6.48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58-09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3232" calcext:value-type="float">
            <text:p>4.52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58-08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3056" calcext:value-type="float">
            <text:p>6.16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58-07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9576" calcext:value-type="float">
            <text:p>4.98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58-06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58-05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6168" calcext:value-type="float">
            <text:p>5.91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58-04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8496" calcext:value-type="float">
            <text:p>7.7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58-03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58-02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6456" calcext:value-type="float">
            <text:p>6.69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58-01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8296" calcext:value-type="float">
            <text:p>6.17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57-12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1608" calcext:value-type="float">
            <text:p>7.53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57-11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5032" calcext:value-type="float">
            <text:p>7.49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57-10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9296" calcext:value-type="float">
            <text:p>6.55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57-09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5632" calcext:value-type="float">
            <text:p>4.6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57-06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57-05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3872" calcext:value-type="float">
            <text:p>5.8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57-04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416" calcext:value-type="float">
            <text:p>6.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57-03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9008" calcext:value-type="float">
            <text:p>5.77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57-02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5336" calcext:value-type="float">
            <text:p>5.35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57-02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928" calcext:value-type="float">
            <text:p>5.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56-12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46" calcext:value-type="float">
            <text:p>6.32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56-11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8584" calcext:value-type="float">
            <text:p>6.95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56-10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404" calcext:value-type="float">
            <text:p>5.65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56-09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0872" calcext:value-type="float">
            <text:p>4.6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56-08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9992" calcext:value-type="float">
            <text:p>5.2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56-07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0832" calcext:value-type="float">
            <text:p>4.3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56-06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56-05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9184" calcext:value-type="float">
            <text:p>7.94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56-05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56-03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4536" calcext:value-type="float">
            <text:p>6.57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56-02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9656" calcext:value-type="float">
            <text:p>5.62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56-01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6448" calcext:value-type="float">
            <text:p>4.3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55-12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0368" calcext:value-type="float">
            <text:p>5.23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55-11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2496" calcext:value-type="float">
            <text:p>5.49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55-10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212" calcext:value-type="float">
            <text:p>5.53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55-09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55-08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5704" calcext:value-type="float">
            <text:p>6.77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55-07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55-06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55-05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4176" calcext:value-type="float">
            <text:p>7.50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55-04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9816" calcext:value-type="float">
            <text:p>6.90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55-03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9584" calcext:value-type="float">
            <text:p>7.33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55-01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2552" calcext:value-type="float">
            <text:p>6.70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54-12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9584" calcext:value-type="float">
            <text:p>7.33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54-11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932" calcext:value-type="float">
            <text:p>5.98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54-09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2856" calcext:value-type="float">
            <text:p>4.5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54-08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5232" calcext:value-type="float">
            <text:p>5.28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54-07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6864" calcext:value-type="float">
            <text:p>4.62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54-06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54-05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6816" calcext:value-type="float">
            <text:p>5.76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54-04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4256" calcext:value-type="float">
            <text:p>8.14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54-03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3696" calcext:value-type="float">
            <text:p>7.47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54-02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8208" calcext:value-type="float">
            <text:p>6.99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53-12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2528" calcext:value-type="float">
            <text:p>7.27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53-12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2112" calcext:value-type="float">
            <text:p>6.99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53-10-3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9656" calcext:value-type="float">
            <text:p>5.62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53-09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9912" calcext:value-type="float">
            <text:p>4.6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53-08-3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53-08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0392" calcext:value-type="float">
            <text:p>4.6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53-06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3232" calcext:value-type="float">
            <text:p>4.52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53-05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5736" calcext:value-type="float">
            <text:p>4.7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53-04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53-04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7896" calcext:value-type="float">
            <text:p>6.78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53-02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8232" calcext:value-type="float">
            <text:p>6.42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53-01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3288" calcext:value-type="float">
            <text:p>5.73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52-11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792" calcext:value-type="float">
            <text:p>6.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52-10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9672" calcext:value-type="float">
            <text:p>6.51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52-09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0456" calcext:value-type="float">
            <text:p>4.4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52-07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52-06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52-04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2072" calcext:value-type="float">
            <text:p>6.67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52-03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3592" calcext:value-type="float">
            <text:p>7.40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52-01-3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5312" calcext:value-type="float">
            <text:p>5.92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51-10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51-09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2272" calcext:value-type="float">
            <text:p>4.4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51-08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2976" calcext:value-type="float">
            <text:p>5.52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51-01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7168" calcext:value-type="float">
            <text:p>6.29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50-12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2432" calcext:value-type="float">
            <text:p>5.74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50-10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9512" calcext:value-type="float">
            <text:p>5.23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50-09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50-08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50-07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50-06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50-05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6776" calcext:value-type="float">
            <text:p>5.44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50-04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7752" calcext:value-type="float">
            <text:p>6.39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50-03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788" calcext:value-type="float">
            <text:p>5.89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50-02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0336" calcext:value-type="float">
            <text:p>7.26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49-11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4656" calcext:value-type="float">
            <text:p>7.53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49-10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2536" calcext:value-type="float">
            <text:p>5.8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49-09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49-07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0832" calcext:value-type="float">
            <text:p>4.3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49-05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49-04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656" calcext:value-type="float">
            <text:p>6.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49-03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6728" calcext:value-type="float">
            <text:p>6.58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48-11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704" calcext:value-type="float">
            <text:p>6.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48-09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388" calcext:value-type="float">
            <text:p>4.3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48-07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096" calcext:value-type="float">
            <text:p>4.5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48-05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5248" calcext:value-type="float">
            <text:p>6.17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48-04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7792" calcext:value-type="float">
            <text:p>6.71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48-03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652" calcext:value-type="float">
            <text:p>6.44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48-01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508" calcext:value-type="float">
            <text:p>6.35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47-12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2552" calcext:value-type="float">
            <text:p>6.70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47-11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9504" calcext:value-type="float">
            <text:p>6.69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47-10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212" calcext:value-type="float">
            <text:p>5.53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47-09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47-07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6632" calcext:value-type="float">
            <text:p>5.05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47-06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47-05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9384" calcext:value-type="float">
            <text:p>5.73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47-04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2432" calcext:value-type="float">
            <text:p>5.74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47-03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3264" calcext:value-type="float">
            <text:p>6.30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47-02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1056" calcext:value-type="float">
            <text:p>5.40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47-01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7136" calcext:value-type="float">
            <text:p>4.51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46-12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8528" calcext:value-type="float">
            <text:p>5.74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46-11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5712" calcext:value-type="float">
            <text:p>5.31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46-10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7792" calcext:value-type="float">
            <text:p>6.71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46-09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4648" calcext:value-type="float">
            <text:p>5.18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46-08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2536" calcext:value-type="float">
            <text:p>5.8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46-07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7216" calcext:value-type="float">
            <text:p>5.15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46-05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46-04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5416" calcext:value-type="float">
            <text:p>5.99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45-12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7432" calcext:value-type="float">
            <text:p>7.64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45-11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3568" calcext:value-type="float">
            <text:p>7.9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45-10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4312" calcext:value-type="float">
            <text:p>5.54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45-09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8176" calcext:value-type="float">
            <text:p>5.21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45-07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45-06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45-05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6584" calcext:value-type="float">
            <text:p>6.19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45-02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552" calcext:value-type="float">
            <text:p>6.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44-12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3816" calcext:value-type="float">
            <text:p>8.43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44-01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412" calcext:value-type="float">
            <text:p>6.29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43-11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76" calcext:value-type="float">
            <text:p>5.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43-09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876" calcext:value-type="float">
            <text:p>5.3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43-06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43-05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1912" calcext:value-type="float">
            <text:p>5.39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43-04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2992" calcext:value-type="float">
            <text:p>6.41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43-03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9152" calcext:value-type="float">
            <text:p>6.16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43-02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5312" calcext:value-type="float">
            <text:p>5.92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43-01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6336" calcext:value-type="float">
            <text:p>5.73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42-12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252" calcext:value-type="float">
            <text:p>4.9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42-11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7152" calcext:value-type="float">
            <text:p>5.40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42-10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8672" calcext:value-type="float">
            <text:p>6.13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42-09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0656" calcext:value-type="float">
            <text:p>6.01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42-08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4504" calcext:value-type="float">
            <text:p>4.79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42-07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3024" calcext:value-type="float">
            <text:p>4.3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42-06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4504" calcext:value-type="float">
            <text:p>4.79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42-05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42-04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604" calcext:value-type="float">
            <text:p>6.41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42-03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1856" calcext:value-type="float">
            <text:p>7.99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42-02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2368" calcext:value-type="float">
            <text:p>5.99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42-01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9384" calcext:value-type="float">
            <text:p>5.73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41-12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424" calcext:value-type="float">
            <text:p>7.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41-11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4512" calcext:value-type="float">
            <text:p>7.14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41-10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7504" calcext:value-type="float">
            <text:p>5.93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41-09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6152" calcext:value-type="float">
            <text:p>5.02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41-08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8776" calcext:value-type="float">
            <text:p>6.20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41-06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41-05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1768" calcext:value-type="float">
            <text:p>5.00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41-04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3" calcext:value-type="float">
            <text:p>8.7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41-03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584" calcext:value-type="float">
            <text:p>8.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41-02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2024" calcext:value-type="float">
            <text:p>7.81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40-12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0128" calcext:value-type="float">
            <text:p>7.12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40-11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3944" calcext:value-type="float">
            <text:p>7.93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40-10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7984" calcext:value-type="float">
            <text:p>5.96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40-09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4352" calcext:value-type="float">
            <text:p>5.8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40-08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892" calcext:value-type="float">
            <text:p>6.59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40-07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4216" calcext:value-type="float">
            <text:p>7.82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40-06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3336" calcext:value-type="float">
            <text:p>4.59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40-05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40-04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7648" calcext:value-type="float">
            <text:p>6.32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40-03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40-02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2816" calcext:value-type="float">
            <text:p>4.2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40-01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3352" calcext:value-type="float">
            <text:p>5.48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39-12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436" calcext:value-type="float">
            <text:p>8.21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39-11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3048" calcext:value-type="float">
            <text:p>7.62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39-10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39-09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7024" calcext:value-type="float">
            <text:p>5.90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39-08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652" calcext:value-type="float">
            <text:p>6.44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39-06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784" calcext:value-type="float">
            <text:p>3.6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39-05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39-04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9824" calcext:value-type="float">
            <text:p>5.4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39-03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5368" calcext:value-type="float">
            <text:p>7.13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39-02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9944" calcext:value-type="float">
            <text:p>6.40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39-01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7728" calcext:value-type="float">
            <text:p>6.96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38-12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412" calcext:value-type="float">
            <text:p>6.29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38-11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6496" calcext:value-type="float">
            <text:p>7.01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38-10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1976" calcext:value-type="float">
            <text:p>5.14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38-09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2872" calcext:value-type="float">
            <text:p>5.45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38-08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2408" calcext:value-type="float">
            <text:p>6.31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38-07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1432" calcext:value-type="float">
            <text:p>5.36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38-06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38-05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5632" calcext:value-type="float">
            <text:p>4.6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38-04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2944" calcext:value-type="float">
            <text:p>7.55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38-03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22" calcext:value-type="float">
            <text:p>6.17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38-02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2656" calcext:value-type="float">
            <text:p>6.77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38-01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7376" calcext:value-type="float">
            <text:p>6.43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37-12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7416" calcext:value-type="float">
            <text:p>6.75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37-10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4176" calcext:value-type="float">
            <text:p>7.50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37-09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3792" calcext:value-type="float">
            <text:p>5.19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37-08-3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8632" calcext:value-type="float">
            <text:p>5.8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37-07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3304" calcext:value-type="float">
            <text:p>6.62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37-06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37-05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8216" calcext:value-type="float">
            <text:p>5.53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37-04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3512" calcext:value-type="float">
            <text:p>6.76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37-03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6672" calcext:value-type="float">
            <text:p>5.37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37-02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37-01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1824" calcext:value-type="float">
            <text:p>6.21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36-12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084" calcext:value-type="float">
            <text:p>6.72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36-11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0712" calcext:value-type="float">
            <text:p>7.22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36-10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36-09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5104" calcext:value-type="float">
            <text:p>5.78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36-07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8576" calcext:value-type="float">
            <text:p>4.6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36-06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36-05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36-04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1096" calcext:value-type="float">
            <text:p>5.72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36-03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36-02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7296" calcext:value-type="float">
            <text:p>5.79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36-01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8528" calcext:value-type="float">
            <text:p>5.74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35-11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4184" calcext:value-type="float">
            <text:p>6.04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34-01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8992" calcext:value-type="float">
            <text:p>4.8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33-12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932" calcext:value-type="float">
            <text:p>5.98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33-10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6824" calcext:value-type="float">
            <text:p>4.3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33-09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4376" calcext:value-type="float">
            <text:p>5.29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4691</text:p>
          </table:table-cell>
          <table:table-cell office:value-type="string" calcext:value-type="string">
            <text:p>06N/35E-26BAD</text:p>
          </table:table-cell>
          <table:table-cell office:value-type="string" calcext:value-type="string">
            <text:p>1933-08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0928" calcext:value-type="float">
            <text:p>5.90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791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978" meta:object-count="0"/>
    <meta:user-defined meta:name="AppVersion">3.0</meta:user-defined>
  </office:meta>
</office:document-meta>
</file>